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9900"/>
    </style:style>
    <style:style style:name="P4" style:family="paragraph" style:parent-style-name="Standard">
      <style:text-properties fo:color="#00b0f0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b050"/>
    </style:style>
    <style:style style:name="P7" style:family="paragraph" style:parent-style-name="Standard" style:master-page-name="MP0">
      <style:paragraph-properties style:page-number="auto" fo:break-before="page"/>
      <style:text-properties fo:color="#00b0f0"/>
    </style:style>
    <style:style style:name="P8" style:family="paragraph" style:parent-style-name="Standard">
      <style:text-properties fo:color="#00cc00"/>
    </style:style>
    <style:style style:name="P9" style:family="paragraph" style:parent-style-name="Standard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00b0f0"/>
    </style:style>
    <style:style style:name="T4" style:family="text">
      <style:text-properties fo:color="#00cc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rallel Zugriff ? DB ? --&gt; User Session</text:p>
      <text:p text:style-name="P2"/>
      <text:p text:style-name="P3"><text:span text:style-name="T4">Logfile für Anwendung ?</text:span> <text:span text:style-name="T4">Log4j ?</text:span> <text:span text:style-name="T4">slf4j</text:span></text:p>
      <text:p text:style-name="P2"/>
      <text:p text:style-name="P8">Temp Files löschen (auch ohne 'EXIT' / Logout) @scheduled(cron=0 0 6 * * 1-5) enable scheduling</text:p>
      <text:p text:style-name="Standard"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2">Disable Scheduling in properties</text:span></text:span></text:p>
      <text:p text:style-name="P4">Tests (Junit)</text:p>
      <text:p text:style-name="Standard"/>
      <text:p text:style-name="P3"><text:span text:style-name="T4">Meta-Daten in DB ?</text:span> <text:span text:style-name="T4">LogFile Entity ?</text:span></text:p>
      <text:p text:style-name="Standard"/>
      <text:p text:style-name="P5">Code</text:p>
      <text:p text:style-name="Standard"/>
      <text:p text:style-name="Standard">Datei mit gleichem Namen --&gt; Rückfrage on User (überschreiben/(1)/abbrechen)</text:p>
      <text:p text:style-name="Standard"/>
      <text:p text:style-name="P8">Messages (Statusmessages an User, Return Messages der Methoden) Success/Error</text:p>
      <text:p text:style-name="Standard"/>
      <text:p text:style-name="P8">RequestParams --&gt; ModelAttribute (th:object)</text:p>
      <text:p text:style-name="Standard"/>
      <text:p text:style-name="Standard"><text:span text:style-name="Absatz-Standardschriftart"><text:span text:style-name="T3">Exception Handling (Optionals <text:s text:c="11"/></text:span></text:span><text:tab/>Error Page (Controller)? TryCatch DB</text:p>
      <text:p text:style-name="Standard"/>
      <text:p text:style-name="Standard">Delete --&gt; Bestätigung durch User<text:tab/>"Alert"</text:p>
      <text:p text:style-name="Standard"/>
      <text:p text:style-name="Standard">Eigene CSS-Klassen</text:p>
      <text:p text:style-name="Standard"/>
      <text:p text:style-name="P8">auskommentierten Code entfernen</text:p>
      <text:p text:style-name="Standard"/>
      <text:p text:style-name="P9">Benennung überarbeiten (Klassen, Methoden, Variablen, templates, URLs)</text:p>
      <text:p text:style-name="Standard"/>
      <text:p text:style-name="P4">(mehrere Files parallel hochladen ??)</text:p>
      <text:p text:style-name="Standard"/>
      <text:p text:style-name="P6"><text:span text:style-name="T4">(Speicherplatz ?)</text:span> <text:span text:style-name="T4">checkMK</text:span></text:p>
      <text:p text:style-name="Standard"/>
      <text:p text:style-name="P5">GUI</text:p>
      <text:p text:style-name="P2"/>
      <text:p text:style-name="Standard">Anordnung der Elemente</text:p>
      <text:p text:style-name="P2"/>
      <text:p text:style-name="Standard">Felder: Dynamische Größe</text:p>
      <text:p text:style-name="Standard"/>
      <text:p text:style-name="Standard">Tool Tips (Buttons) <text:tab/><text:tab/>Anleitung <text:s text:c="2"/><text:tab/>App: Tango</text:p>
      <text:p text:style-name="Standard"/>
      <text:p text:style-name="P5">DOKU</text:p>
      <text:p text:style-name="Standard"/>
      <text:p text:style-name="Standard">Klassendiagramm</text:p>
      <text:p text:style-name="Standard">Sequenzdiagramm</text:p>
      <text:p text:style-name="Standard">Use-Case-Diagramm</text:p>
      <text:p text:style-name="Standard">Mockup</text:p>
      <text:p text:style-name="Standard">(Bpmn)</text:p>
      <text:p text:style-name="Standard"/>
      <text:p text:style-name="Standard">Aktualisieren: ERM, PAP, (Tabellen)</text:p>
      <text:p text:style-name="Standard"/>
      <text:p text:style-name="P1">Kategorien für FAQ ?</text:p>
      <text:p text:style-name="Standard">User (default Kategori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creation-date>2009-04-16T11:32:00Z</meta:creation-date>
    <dc:date>2022-12-12T18:12:51.19</dc:date>
    <meta:editing-cycles>17</meta:editing-cycles>
    <meta:editing-duration>PT5H21M30S</meta:editing-duration>
    <meta:document-statistic meta:table-count="0" meta:image-count="0" meta:object-count="0" meta:page-count="2" meta:paragraph-count="30" meta:word-count="135" meta:character-count="99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